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. of data in dataset</text:p>
          </table:table-cell>
          <table:table-cell office:value-type="string" calcext:value-type="string">
            <text:p>n (no. of the data in the data list)</text:p>
          </table:table-cell>
          <table:table-cell office:value-type="string" calcext:value-type="string">
            <text:p>BST (opCount for BST data value)</text:p>
          </table:table-cell>
          <table:table-cell office:value-type="string" calcext:value-type="string">
            <text:p>AVL (opCount for AVL data value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31" calcext:value-type="float">
            <text:p>43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88" calcext:value-type="float">
            <text:p>68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237" calcext:value-type="float">
            <text:p>1237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69" calcext:value-type="float">
            <text:p>146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811" calcext:value-type="float">
            <text:p>1811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213" calcext:value-type="float">
            <text:p>2213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383" calcext:value-type="float">
            <text:p>238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712" calcext:value-type="float">
            <text:p>2712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08:33:52.907260847</meta:creation-date>
    <meta:generator>LibreOffice/6.3.4.2$Linux_X86_64 LibreOffice_project/30$Build-2</meta:generator>
    <dc:date>2020-04-28T09:48:29.203299882</dc:date>
    <meta:editing-duration>PT1M41S</meta:editing-duration>
    <meta:editing-cycles>1</meta:editing-cycles>
    <meta:document-statistic meta:table-count="1" meta:cell-count="44" meta:object-count="0"/>
  </office:meta>
</office:document-meta>
</file>